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3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4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916210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4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5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6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49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54a007"/>
    </style:style>
    <style:style style:name="T42" style:family="text">
      <style:text-properties style:font-name="Droid Sans" officeooo:rsid="005579d7"/>
    </style:style>
    <style:style style:name="T43" style:family="text">
      <style:text-properties style:font-name="Droid Sans" officeooo:rsid="001fd34e"/>
    </style:style>
    <style:style style:name="T44" style:family="text">
      <style:text-properties officeooo:rsid="00057071"/>
    </style:style>
    <style:style style:name="T45" style:family="text">
      <style:text-properties officeooo:rsid="00090694"/>
    </style:style>
    <style:style style:name="T46" style:family="text">
      <style:text-properties officeooo:rsid="002ff151"/>
    </style:style>
    <style:style style:name="T47" style:family="text">
      <style:text-properties officeooo:rsid="0033fe79"/>
    </style:style>
    <style:style style:name="T48" style:family="text">
      <style:text-properties fo:font-weight="normal" officeooo:rsid="00277e4b" style:font-weight-asian="normal" style:font-name-complex="Droid Sans" style:font-weight-complex="normal"/>
    </style:style>
    <style:style style:name="T49" style:family="text">
      <style:text-properties fo:font-weight="normal" officeooo:rsid="0033fe79" style:font-weight-asian="normal" style:font-name-complex="Droid Sans" style:font-weight-complex="normal"/>
    </style:style>
    <style:style style:name="T50" style:family="text">
      <style:text-properties officeooo:rsid="00462138"/>
    </style:style>
    <style:style style:name="T51" style:family="text">
      <style:text-properties officeooo:rsid="004796d1"/>
    </style:style>
    <style:style style:name="T52" style:family="text">
      <style:text-properties officeooo:rsid="004cddbe"/>
    </style:style>
    <style:style style:name="T53" style:family="text">
      <style:text-properties officeooo:rsid="004b520c"/>
    </style:style>
    <style:style style:name="T54" style:family="text">
      <style:text-properties officeooo:rsid="004fbf97"/>
    </style:style>
    <style:style style:name="T55" style:family="text">
      <style:text-properties officeooo:rsid="00516df3"/>
    </style:style>
    <style:style style:name="T56" style:family="text">
      <style:text-properties officeooo:rsid="0052cd68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850999" style:font-size-asian="14pt" style:font-size-complex="14pt"/>
    </style:style>
    <style:style style:name="T59" style:family="text">
      <style:text-properties officeooo:rsid="005579d7"/>
    </style:style>
    <style:style style:name="T60" style:family="text">
      <style:text-properties officeooo:rsid="006468e1"/>
    </style:style>
    <style:style style:name="T61" style:family="text">
      <style:text-properties officeooo:rsid="006cd358"/>
    </style:style>
    <style:style style:name="T62" style:family="text">
      <style:text-properties officeooo:rsid="0077136e"/>
    </style:style>
    <style:style style:name="T63" style:family="text">
      <style:text-properties officeooo:rsid="0082eac7"/>
    </style:style>
    <style:style style:name="T64" style:family="text">
      <style:text-properties officeooo:rsid="001f0e1f"/>
    </style:style>
    <style:style style:name="T65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6" style:family="text">
      <style:text-properties officeooo:rsid="009308a8"/>
    </style:style>
    <style:style style:name="T67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Shrief</text:p>
      <text:p text:style-name="P7"><text:span text:style-name="T60">Junior </text:span>Software Engineer (Backend - Frontend)</text:p>
      <text:p text:style-name="P6"/>
      <text:p text:style-name="P11"><text:span text:style-name="T6">Portfolio</text:span><text:span text:style-name="T7">: </text:span><text:span text:style-name="T8">m-shrief.tech</text:span></text:p>
      <text:p text:style-name="P11"><text:span text:style-name="T6">Mail</text:span><text:span text:style-name="T7">: contact@m-shrief.tech</text:span></text:p>
      <text:p text:style-name="P9"><text:span text:style-name="T1">GitHub</text:span>: github.com/m-shrief</text:p>
      <text:p text:style-name="P40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41"><text:span text:style-name="T1">Location</text:span>: Cairo, Egypt</text:p>
      <text:p text:style-name="P8"><text:span text:style-name="T1">Phone</text:span>: +201025331595</text:p>
      <text:p text:style-name="P1"><draw:line text:anchor-type="paragraph" draw:z-index="2" draw:name="Horizontal line 2" draw:style-name="gr1" draw:text-style-name="P57" svg:x1="-0.2563in" svg:y1="0.0882in" svg:x2="7.1098in" svg:y2="0.0646in"><text:p/></draw:line></text:p>
      <text:p text:style-name="P3">Skills</text:p>
      <text:p text:style-name="P3"/>
      <text:list text:style-name="L1">
        <text:list-item>
          <text:p text:style-name="P17">JavaScript and TypeScript </text:p>
        </text:list-item>
        <text:list-item>
          <text:p text:style-name="P19">Go</text:p>
        </text:list-item>
        <text:list-item>
          <text:p text:style-name="P20">Nodejs and Express.js</text:p>
        </text:list-item>
        <text:list-item>
          <text:p text:style-name="P17">Postgres, MongoDB <text:span text:style-name="T45">and Redis</text:span></text:p>
        </text:list-item>
        <text:list-item>
          <text:p text:style-name="P21">HTML, CSS and SCSS</text:p>
        </text:list-item>
        <text:list-item>
          <text:p text:style-name="P18">Vuejs <text:span text:style-name="T52">and its</text:span>’ <text:span text:style-name="T4">ecosystem</text:span> <text:span text:style-name="T4">(</text:span><text:span text:style-name="T52">like </text:span>Pinia <text:span text:style-name="T56">and</text:span> <text:span text:style-name="T55">V</text:span>ue<text:span text:style-name="T55">R</text:span>outer<text:span text:style-name="T4">)</text:span></text:p>
        </text:list-item>
        <text:list-item>
          <text:p text:style-name="P22"><text:span text:style-name="T52">Vite, </text:span><text:span text:style-name="T53">Vitest and Cypress</text:span></text:p>
        </text:list-item>
        <text:list-item>
          <text:p text:style-name="P22">Astro</text:p>
        </text:list-item>
        <text:list-item>
          <text:p text:style-name="P23">Docker Containerization</text:p>
        </text:list-item>
      </text:list>
      <text:p text:style-name="P1"><draw:line text:anchor-type="paragraph" draw:z-index="1" draw:name="Horizontal line 3" draw:style-name="gr1" draw:text-style-name="P57" svg:x1="-0.2591in" svg:y1="0.1272in" svg:x2="7.1071in" svg:y2="0.1035in"><text:p/></draw:line></text:p>
      <text:p text:style-name="P5">Projects</text:p>
      <text:p text:style-name="P12"><text:span text:style-name="T38"/></text:p>
      <text:list text:style-name="L2">
        <text:list-item>
          <text:p text:style-name="P47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4">Tech stack:</text:p>
              <text:list>
                <text:list-item>
                  <text:p text:style-name="P50"><text:span text:style-name="T11">A</text:span><text:span text:style-name="T9">deeb’s frontned:</text:span></text:p>
                  <text:list>
                    <text:list-item>
                      <text:p text:style-name="P29">JavaScript and TypeScript</text:p>
                    </text:list-item>
                    <text:list-item>
                      <text:p text:style-name="P30"><text:span text:style-name="T46">HTML, </text:span><text:span text:style-name="T47">S</text:span><text:span text:style-name="T46">CSS </text:span><text:span text:style-name="T66">and </text:span>Vite.</text:p>
                    </text:list-item>
                    <text:list-item>
                      <text:p text:style-name="P25">Astro</text:p>
                    </text:list-item>
                    <text:list-item>
                      <text:p text:style-name="P25">Vuejs</text:p>
                    </text:list-item>
                  </text:list>
                </text:list-item>
                <text:list-item>
                  <text:p text:style-name="P31">Adeeb’s backend:</text:p>
                  <text:list>
                    <text:list-item>
                      <text:p text:style-name="P31">JavaScript and <text:span text:style-name="T64">TypeScript</text:span></text:p>
                    </text:list-item>
                    <text:list-item>
                      <text:p text:style-name="P51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1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1">Users’ service:</text:p>
                  <text:list>
                    <text:list-item>
                      <text:p text:style-name="P31">Go</text:p>
                    </text:list-item>
                    <text:list-item>
                      <text:p text:style-name="P31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4"><text:span text:style-name="T11">C</text:span><text:span text:style-name="T9">haracteristics: </text:span></text:p>
              <text:list>
                <text:list-item>
                  <text:p text:style-name="P46"><text:span text:style-name="T57">Full mark</text:span><text:span text:style-name="T58">s</text:span><text:span text:style-name="T57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7">google’s lighthouse</text:span></text:a><text:span text:style-name="T57">.</text:span></text:p>
                </text:list-item>
                <text:list-item>
                  <text:p text:style-name="P32">JWT authentication and authorization.</text:p>
                </text:list-item>
                <text:list-item>
                  <text:p text:style-name="P54"><text:span text:style-name="T5">Data validation </text:span><text:span text:style-name="T14">with </text:span><text:span text:style-name="T41">V</text:span><text:span text:style-name="T14">ee-</text:span><text:span text:style-name="T41">V</text:span><text:span text:style-name="T14">alidate and Yup.</text:span></text:p>
                </text:list-item>
                <text:list-item>
                  <text:p text:style-name="P42">Dark/Light Theme.</text:p>
                </text:list-item>
                <text:list-item>
                  <text:p text:style-name="P34"><text:span text:style-name="T61">Regression and </text:span><text:span text:style-name="T51">C</text:span><text:span text:style-name="T50">omponent testing </text:span><text:span text:style-name="T59">with Vitest</text:span>.</text:p>
                </text:list-item>
                <text:list-item>
                  <text:p text:style-name="P36"><text:span text:style-name="T54">Sentry for monitoring </text:span><text:span text:style-name="T59">errors and performance</text:span></text:p>
                </text:list-item>
                <text:list-item>
                  <text:p text:style-name="P56"><text:span text:style-name="T43">D</text:span><text:span text:style-name="T5">ocker Containerization</text:span></text:p>
                </text:list-item>
              </text:list>
            </text:list-item>
            <text:list-item>
              <text:p text:style-name="P14"><text:span text:style-name="T48">Deploy</text:span><text:span text:style-name="T49">ment</text:span><text:span text:style-name="T48">:</text:span></text:p>
              <text:list>
                <text:list-item>
                  <text:p text:style-name="P14"><text:span text:style-name="T63">D</text:span>eployed on Digital ocean server, on Ubuntu and Nginx.</text:p>
                </text:list-item>
                <text:list-item>
                  <text:p text:style-name="P15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6"><text:span text:style-name="T31">“Adeeb أديب ” </text:span><text:span text:style-name="T37">(2</text:span><text:span text:style-name="T65">nd</text:span><text:span text:style-name="T37"> version)</text:span></text:p>
          <text:p text:style-name="P48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6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6">Tech stack:</text:p>
              <text:list>
                <text:list-item>
                  <text:p text:style-name="P27"><text:span text:style-name="T67">JavaScript and </text:span>TypeScript</text:p>
                </text:list-item>
                <text:list-item>
                  <text:p text:style-name="P28"><text:span text:style-name="T46">HTML, </text:span><text:span text:style-name="T47">S</text:span><text:span text:style-name="T46">CSS </text:span><text:span text:style-name="T67">and Vite</text:span></text:p>
                </text:list-item>
                <text:list-item>
                  <text:p text:style-name="P52"><text:span text:style-name="T9">Vuejs, </text:span><text:span text:style-name="T13">Pinia and VueRouter</text:span></text:p>
                </text:list-item>
                <text:list-item>
                  <text:p text:style-name="P52"><text:span text:style-name="T9">Nodejs </text:span><text:span text:style-name="T10">and </text:span><text:span text:style-name="T9">Express.js</text:span></text:p>
                </text:list-item>
                <text:list-item>
                  <text:p text:style-name="P53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5"><text:span text:style-name="T11">C</text:span><text:span text:style-name="T9">haracteristics: </text:span></text:p>
              <text:list>
                <text:list-item>
                  <text:p text:style-name="P33">JWT authentication and authorization.</text:p>
                </text:list-item>
                <text:list-item>
                  <text:p text:style-name="P55"><text:span text:style-name="T5">Data validation </text:span><text:span text:style-name="T14">with </text:span><text:span text:style-name="T42">V</text:span><text:span text:style-name="T14">ee-</text:span><text:span text:style-name="T42">V</text:span><text:span text:style-name="T14">alidate and Yup.</text:span></text:p>
                </text:list-item>
                <text:list-item>
                  <text:p text:style-name="P43">Dark/Light Theme.</text:p>
                </text:list-item>
                <text:list-item>
                  <text:p text:style-name="P35"><text:span text:style-name="T61">Regression and </text:span><text:span text:style-name="T51">C</text:span><text:span text:style-name="T50">omponent testing </text:span><text:span text:style-name="T59">with Vitest </text:span>and Cypress.</text:p>
                </text:list-item>
                <text:list-item>
                  <text:p text:style-name="P37"><text:span text:style-name="T62">CI using g</text:span>ithub actions for testing</text:p>
                </text:list-item>
                <text:list-item>
                  <text:p text:style-name="P38">Docker Containerization</text:p>
                </text:list-item>
              </text:list>
            </text:list-item>
          </text:list>
        </text:list-item>
      </text:list>
      <text:p text:style-name="P1"><draw:line text:anchor-type="paragraph" draw:z-index="0" draw:name="Horizontal line 1" draw:style-name="gr1" draw:text-style-name="P57" svg:x1="-0.2752in" svg:y1="0.1535in" svg:x2="7.0909in" svg:y2="0.1299in"><text:p/></draw:line></text:p>
      <text:p text:style-name="P4">Learning and Courses</text:p>
      <text:p text:style-name="P4"/>
      <text:list text:style-name="L4">
        <text:list-item>
          <text:p text:style-name="P39"><text:span text:style-name="T1">CMU</text:span>, Intro to Database Systems (2022) </text:p>
        </text:list-item>
        <text:list-item>
          <text:p text:style-name="P49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4"><text:span text:style-name="T3">IBM, </text:span><text:span text:style-name="T44">I</text:span>ntroduction to DevOps</text:p>
        </text:list-item>
        <text:list-item>
          <text:p text:style-name="P45"><text:span text:style-name="T2">IBM</text:span><text:span text:style-name="T44">, I</text:span>ntroduction to Cloud Computing.</text:p>
        </text:list-item>
      </text:list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1-30T16:53:16.134024583</dc:date>
    <meta:editing-duration>PT13H28M44S</meta:editing-duration>
    <meta:editing-cycles>125</meta:editing-cycles>
    <meta:generator>LibreOffice/7.6.4.1$Linux_X86_64 LibreOffice_project/60$Build-1</meta:generator>
    <meta:print-date>2024-01-30T16:52:23.715771578</meta:print-date>
    <meta:printed-by>PDF files</meta:printed-by>
    <meta:document-statistic meta:table-count="0" meta:image-count="0" meta:object-count="0" meta:page-count="2" meta:paragraph-count="68" meta:word-count="339" meta:character-count="2094" meta:non-whitespace-character-count="1868"/>
  </office:meta>
</office:document-meta>
</file>